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3.86mm"/>
    </style:style>
    <style:style style:name="co2" style:family="table-column">
      <style:table-column-properties fo:break-before="auto" style:column-width="109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1.31mm" fo:break-before="auto" style:use-optimal-row-height="false"/>
    </style:style>
    <style:style style:name="ro5" style:family="table-row">
      <style:table-row-properties style:row-height="11.57mm" fo:break-before="auto" style:use-optimal-row-height="false"/>
    </style:style>
    <style:style style:name="ro6" style:family="table-row">
      <style:table-row-properties style:row-height="13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0ee90" fo:wrap-option="wrap"/>
    </style: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ce2" office:value-type="string" calcext:value-type="string">
            <text:p>El sistema deberá ser manejado por varias cuentas de usuari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contar con un usuario administrador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: username, avatar, nombre, apellidos, contraseña, emai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tener la opción de crear cuentas</text:p>
          </table:table-cell>
          <table:table-cell/>
        </table:table-row>
        <table:table-row table:style-name="ro2">
          <table:table-cell table:style-name="ce2" office:value-type="string" calcext:value-type="string">
            <text:p>El sistema registrará: Nombre, apellidos, edad(solo 18+), pais, foto, email, username, contraseña(minimo 8 caracteres, maximo 12, al menos una letra mayuscula, una minuscula y carácter especial)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permitir la modificacion de la cuenta de usuario Admin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El sistema deberá permitir la modificacion de la cuenta de usuario Corrient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" office:value-type="string" calcext:value-type="string">
            <text:p>Para poder usar la aplicación el usuario deberá recibir un correo con un codigo de verificacion de 6 digitos</text:p>
          </table:table-cell>
          <table:table-cell office:value-type="string" calcext:value-type="string">
            <text:p>No envia correo pero funciona</text:p>
          </table:table-cell>
        </table:table-row>
        <table:table-row table:style-name="ro1">
          <table:table-cell table:style-name="ce2" office:value-type="string" calcext:value-type="string">
            <text:p>Cuando el usuario ingresa por primera vez a la aplicación debe ingresar dicho codi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cambio de contraseña, se pone actual y nueva</text:p>
          </table:table-cell>
          <table:table-cell/>
        </table:table-row>
        <table:table-row table:style-name="ro3">
          <table:table-cell table:style-name="ce2" office:value-type="string" calcext:value-type="string">
            <text:p>El sistema deberá permitir el cambio de contraseña, se pone nombre de usuario y recibe un correo con una clave temporal</text:p>
          </table:table-cell>
          <table:table-cell/>
        </table:table-row>
        <table:table-row table:style-name="ro1">
          <table:table-cell/>
          <table:table-cell table:style-name="ce9"/>
        </table:table-row>
        <table:table-row table:style-name="ro1">
          <table:table-cell table:style-name="ce2" office:value-type="string" calcext:value-type="string">
            <text:p>El sistema contará con dos formas de registrar canciones</text:p>
          </table:table-cell>
          <table:table-cell/>
        </table:table-row>
        <table:table-row table:style-name="ro1">
          <table:table-cell table:style-name="ce2" office:value-type="string" calcext:value-type="string">
            <text:p>1. Subiendolas a la aplicación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tomará toda la información de la canción desde la metadata del archivo</text:p>
          </table:table-cell>
          <table:table-cell office:value-type="string" calcext:value-type="string">
            <text:p>falta artista, genero y compositor</text:p>
          </table:table-cell>
        </table:table-row>
        <table:table-row table:style-name="ro1">
          <table:table-cell table:style-name="ce2" office:value-type="string" calcext:value-type="string">
            <text:p>El usuario puede seleccionar: Genero, artista, compositor, fecha de lanzamiento, album</text:p>
          </table:table-cell>
          <table:table-cell/>
        </table:table-row>
        <table:table-row table:style-name="ro1">
          <table:table-cell table:style-name="ce2" office:value-type="string" calcext:value-type="string">
            <text:p>Dropdown: Genero, artista, composi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2. Comprandola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contar con la opcion de registrar artistas, generos y composito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albunes</text:p>
          </table:table-cell>
          <table:table-cell/>
        </table:table-row>
        <table:table-row table:style-name="ro3">
          <table:table-cell table:style-name="ce2" office:value-type="string" calcext:value-type="string">
            <text:p>Para el album se registra: Nombre, fecha de lanzamiento, artista(s), imagen y una cancion como minim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listas de reproduccion</text:p>
          </table:table-cell>
          <table:table-cell/>
        </table:table-row>
        <table:table-row table:style-name="ro3">
          <table:table-cell table:style-name="ce2" office:value-type="string" calcext:value-type="string">
            <text:p>Para listas de reproduccion se registra: canciones, fecha de creacion, nombre, calificacion(Promedio de la nota de todas las canciones que la conforma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2" office:value-type="string" calcext:value-type="string">
            <text:p>El sistema deberá permitir meter las canciones de un album dentro de una list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usuario podrá reproducir música de las siguientes formas:</text:p>
          </table:table-cell>
          <table:table-cell/>
        </table:table-row>
        <table:table-row table:style-name="ro4">
          <table:table-cell table:style-name="ce2" office:value-type="string" calcext:value-type="string">
            <text:p>1. buscando una cancion en especifico y reproduciendola</text:p>
          </table:table-cell>
          <table:table-cell/>
        </table:table-row>
        <table:table-row table:style-name="ro5">
          <table:table-cell table:style-name="ce2" office:value-type="string" calcext:value-type="string">
            <text:p>2.Creando una cola de reproduccion (Canciones o albunes enteros)</text:p>
          </table:table-cell>
          <table:table-cell/>
        </table:table-row>
        <table:table-row table:style-name="ro1">
          <table:table-cell table:style-name="ce2" office:value-type="string" calcext:value-type="string">
            <text:p>3. Seleccionando lista de reproduccion especifica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3">
          <table:table-cell table:style-name="ce2" office:value-type="string" calcext:value-type="string">
            <text:p>El sistema deberá permitir al usuario agregar canciones a la cola de reproducción en todo moment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búsqueda de canciones por: Nombre, calificacion, genero y artista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permitir la búsqueda de listas de reproduccion por: Nombr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Para que el usuario pueda reproducir una cancion debe agregarla a la col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artistas</text:p>
          </table:table-cell>
          <table:table-cell/>
        </table:table-row>
        <table:table-row table:style-name="ro2">
          <table:table-cell table:style-name="ce2" office:value-type="string" calcext:value-type="string">
            <text:p>El sistema registrará los datos de artistas: nombre, apellidos, nombre artistico, fecha de nacimiento, fecha de defuncion(si aplica), pais de nacimiento(lista), genero, edad(calculada),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compositore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compositores: nombre, apellido, pais de nacimiento y eda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géner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generos: nombre y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usuario administrador puede: </text:p>
          </table:table-cell>
          <table:table-cell/>
        </table:table-row>
        <table:table-row table:style-name="ro1">
          <table:table-cell table:style-name="ce2" office:value-type="string" calcext:value-type="string">
            <text:p>Generos, compositores y artistas (registrar, listar, modificar, eliminar, buscar)</text:p>
          </table:table-cell>
          <table:table-cell/>
        </table:table-row>
        <table:table-row table:style-name="ro1">
          <table:table-cell table:style-name="ce2" office:value-type="string" calcext:value-type="string">
            <text:p>Busqueda: genero y compositor por nombre… artistas(nacionalidad, nombre o alias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Registrar canciones que estarán disponible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Cuando un usuario va a comprar una canción podrá ver el precio de la misma</text:p>
          </table:table-cell>
          <table:table-cell/>
        </table:table-row>
        <table:table-row table:style-name="ro1">
          <table:table-cell table:style-name="ce2" office:value-type="string" calcext:value-type="string">
            <text:p>La acción de comprar copia las canciones al catalogo del usuario fin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dir la información de la tarjeta de crédito para hacer el pa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Calificaciones en canciones y listas de reproduccion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REGLAS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3">
          <table:table-cell table:style-name="ce2" office:value-type="string" calcext:value-type="string">
            <text:p>El sistema deberá validar si hay un usuario admin en el sistema. Si no lo hay deberá mostrar la opción para registrarl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Busquedas para admin en gene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Ver biblioteca de cliente</text:p>
          </table:table-cell>
          <table:table-cell/>
        </table:table-row>
        <table:table-row table:style-name="ro1">
          <table:table-cell table:style-name="ce2" office:value-type="string" calcext:value-type="string">
            <text:p>Listas reproduccion cliente</text:p>
          </table:table-cell>
          <table:table-cell/>
        </table:table-row>
        <table:table-row table:style-name="ro1">
          <table:table-cell table:style-name="ce2" office:value-type="string" calcext:value-type="string">
            <text:p>Albumes client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" office:value-type="string" calcext:value-type="string">
            <text:p>Guardar tipo de lista (TIENDA, CLIENTE) de la lista de reproduccion para permitir eliminacion y modificacion desde usuario no admi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Limpiar referencias en calificaciones y repos?</text:p>
          </table:table-cell>
          <table:table-cell/>
        </table:table-row>
        <table:table-row table:style-name="ro1" table:number-rows-repeated="104849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09:27:45.31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aylor Segura Vindas</meta:initial-creator>
    <meta:creation-date>2020-10-10T19:10:44.475000000</meta:creation-date>
    <meta:generator>LibreOffice/6.3.2.2$Windows_X86_64 LibreOffice_project/98b30e735bda24bc04ab42594c85f7fd8be07b9c</meta:generator>
    <dc:date>2020-12-20T15:15:48.231000000</dc:date>
    <dc:creator>Taylor Segura Vindas</dc:creator>
    <meta:editing-duration>PT21H3M16S</meta:editing-duration>
    <meta:editing-cycles>23</meta:editing-cycles>
    <meta:document-statistic meta:table-count="1" meta:cell-count="56" meta:object-count="0"/>
  </office:meta>
</office:document-meta>
</file>